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42f" officeooo:paragraph-rsid="000b242f"/>
    </style:style>
    <style:style style:name="P2" style:family="paragraph" style:parent-style-name="Standard" style:list-style-name="L1">
      <style:text-properties officeooo:rsid="000b242f" officeooo:paragraph-rsid="000b242f"/>
    </style:style>
    <style:style style:name="P3" style:family="paragraph" style:parent-style-name="Standard">
      <style:text-properties fo:font-size="18pt" officeooo:rsid="000b242f" officeooo:paragraph-rsid="000b242f" style:font-size-asian="18pt" style:font-size-complex="18pt"/>
    </style:style>
    <style:style style:name="P4" style:family="paragraph" style:parent-style-name="Standard">
      <style:text-properties fo:font-size="14pt" officeooo:rsid="000b242f" officeooo:paragraph-rsid="000b242f" style:font-size-asian="12.25pt" style:font-size-complex="14pt"/>
    </style:style>
    <style:style style:name="P5" style:family="paragraph" style:parent-style-name="Standard" style:list-style-name="L1">
      <style:text-properties fo:font-size="14pt" officeooo:rsid="000b242f" officeooo:paragraph-rsid="000b242f" style:font-size-asian="12.25pt" style:font-size-complex="14pt"/>
    </style:style>
    <style:style style:name="P6" style:family="paragraph" style:parent-style-name="Standard" style:list-style-name="L1">
      <style:text-properties fo:font-size="14pt" officeooo:rsid="000c2e34" officeooo:paragraph-rsid="000c2e34" style:font-size-asian="12.25pt" style:font-size-complex="14pt"/>
    </style:style>
    <style:style style:name="P7" style:family="paragraph" style:parent-style-name="Standard" style:list-style-name="L1">
      <style:text-properties officeooo:paragraph-rsid="000b242f"/>
    </style:style>
    <style:style style:name="P8" style:family="paragraph" style:parent-style-name="Standard" style:list-style-name="L1">
      <style:text-properties officeooo:rsid="000d4bb4" officeooo:paragraph-rsid="000d4bb4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b242f" style:font-size-asian="12.25pt" style:font-size-complex="14pt"/>
    </style:style>
    <style:style style:name="T3" style:family="text">
      <style:text-properties fo:font-size="14pt" officeooo:rsid="000d4bb4" style:font-size-asian="12.25pt" style:font-size-complex="14pt"/>
    </style:style>
    <style:style style:name="T4" style:family="text">
      <style:text-properties officeooo:rsid="000c2e34"/>
    </style:style>
    <style:style style:name="T5" style:family="text">
      <style:text-properties officeooo:rsid="000d4b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min Story:</text:p>
      <text:p text:style-name="P3"/>
      <text:p text:style-name="P4">Administrator responsibilities are:</text:p>
      <text:list xml:id="list765199387" text:style-name="L1">
        <text:list-item>
          <text:p text:style-name="P5">Create exams and their dates for informing students</text:p>
          <text:list>
            <text:list-item>
              <text:p text:style-name="P5">Exam and dates should be sent to students <text:span text:style-name="T4">and teachers</text:span>.</text:p>
            </text:list-item>
            <text:list-item>
              <text:p text:style-name="P6">Changes can be made by only administrators.</text:p>
            </text:list-item>
            <text:list-item>
              <text:p text:style-name="P6">Each change should be sent to students and teachers.</text:p>
            </text:list-item>
            <text:list-item>
              <text:p text:style-name="P6">Exam:</text:p>
              <text:list>
                <text:list-item>
                  <text:p text:style-name="P6">Only language courses should be oral, because plagiarism decrease and it is much beneficial for measuring knowledge of student.</text:p>
                </text:list-item>
                <text:list-item>
                  <text:p text:style-name="P6">Other courses can be given both written and multiple choice format.</text:p>
                  <text:list>
                    <text:list-item>
                      <text:p text:style-name="P6">But in this situation questions should be open randomly and <text:span text:style-name="T5">students shouldn’t be able to switch between questions for decreasing plagiarism. Once students move next question they cannot return previous question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">Create groups for students.</text:span></text:p>
          <text:list>
            <text:list-item>
              <text:p text:style-name="P2"><text:span text:style-name="T1">Firstly groups for specialty of students </text:span></text:p>
            </text:list-item>
            <text:list-item>
              <text:p text:style-name="P2"><text:span text:style-name="T1">Then, these groups can be divided for different courses for benefit of students , because students can select course which they want study easily.</text:span></text:p>
            </text:list-item>
            <text:list-item>
              <text:p text:style-name="P8"><text:span text:style-name="T1">For example:</text:span></text:p>
              <text:list>
                <text:list-item>
                  <text:p text:style-name="P8"><text:span text:style-name="T1">In petroleum engineering there are six lessons and each of them has own group, because when student need to find something in math he/she can find it in math group easily.</text:span></text:p>
                </text:list-item>
              </text:list>
              <text:p text:style-name="P2"><text:span text:style-name="T1"/></text:p>
            </text:list-item>
          </text:list>
          <text:p text:style-name="P7"><text:span text:style-name="T2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45:47.804212575</meta:creation-date>
    <dc:date>2020-07-29T16:16:39.145948222</dc:date>
    <meta:editing-duration>PT9M20S</meta:editing-duration>
    <meta:editing-cycles>1</meta:editing-cycles>
    <meta:document-statistic meta:table-count="0" meta:image-count="0" meta:object-count="0" meta:page-count="1" meta:paragraph-count="17" meta:word-count="183" meta:character-count="1071" meta:non-whitespace-character-count="917"/>
    <meta:generator>LibreOffice/6.0.7.3$Linux_X86_64 LibreOffice_project/00m0$Build-3</meta:generator>
  </office:meta>
</office:document-meta>
</file>